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270" officeooo:paragraph-rsid="001952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5270" officeooo:paragraph-rsid="00195270" style:font-weight-asian="bold" style:font-weight-complex="bold"/>
    </style:style>
    <style:style style:name="P3" style:family="paragraph" style:parent-style-name="Standard">
      <style:text-properties officeooo:paragraph-rsid="001a1901"/>
    </style:style>
    <style:style style:name="P4" style:family="paragraph" style:parent-style-name="Standard">
      <style:text-properties officeooo:rsid="001ae1d4" officeooo:paragraph-rsid="001ae1d4"/>
    </style:style>
    <style:style style:name="P5" style:family="paragraph" style:parent-style-name="Standard">
      <style:text-properties officeooo:rsid="00195270" officeooo:paragraph-rsid="00195270"/>
    </style:style>
    <style:style style:name="P6" style:family="paragraph" style:parent-style-name="Standard">
      <style:text-properties officeooo:rsid="001f9681" officeooo:paragraph-rsid="001f9681"/>
    </style:style>
    <style:style style:name="T1" style:family="text">
      <style:text-properties officeooo:rsid="00195270"/>
    </style:style>
    <style:style style:name="T2" style:family="text">
      <style:text-properties officeooo:rsid="001a1901"/>
    </style:style>
    <style:style style:name="T3" style:family="text">
      <style:text-properties officeooo:rsid="001ae1d4"/>
    </style:style>
    <style:style style:name="T4" style:family="text">
      <style:text-properties officeooo:rsid="001c2736"/>
    </style:style>
    <style:style style:name="T5" style:family="text">
      <style:text-properties officeooo:rsid="001d9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MANUAL DE IDENTIDAD CORPORATIVA</text:p>
      <text:p text:style-name="P1"/>
      <text:p text:style-name="P1"/>
      <text:p text:style-name="P1"/>
      <text:p text:style-name="P1">EMPRESA: LOS MAKELELES</text:p>
      <text:p text:style-name="P1"/>
      <text:p text:style-name="P1"/>
      <text:p text:style-name="P1">ESLOGAN: La innovación que necesitas</text:p>
      <text:p text:style-name="P1"/>
      <text:p text:style-name="P1"/>
      <text:p text:style-name="P1">MISIÓN, VISIÓN Y VALORES</text:p>
      <text:p text:style-name="P1">Como misión tenemos llegar a más clientes y poder <text:span text:style-name="T2">satisfacer sus necesidad</text:span><text:span text:style-name="T3">es</text:span><text:span text:style-name="T2">.</text:span></text:p>
      <text:p text:style-name="P1"/>
      <text:p text:style-name="P3"><text:span text:style-name="T2">Nuestra visión de futuro es </text:span><text:span text:style-name="T1">expandirnos a nivel nacional, </text:span><text:span text:style-name="T2">crear más puestos de trabajo por todo el país.</text:span></text:p>
      <text:p text:style-name="P1"/>
      <text:p text:style-name="P4">Como valores tenemos el cuidado al medio ambiente, ya que cuando nuestr<text:span text:style-name="T5">os productos</text:span> se quedan obsolet<text:span text:style-name="T5">o</text:span>s, las reciclamos <text:span text:style-name="T4">para </text:span><text:span text:style-name="T5">darles otro</text:span><text:span text:style-name="T4"> uso. </text:span></text:p>
      <text:p text:style-name="P1"/>
      <text:p text:style-name="P1"/>
      <text:p text:style-name="P1">RESPONSABILIDAD SOCIAL CORPORATIVA </text:p>
      <text:p text:style-name="P1"/>
      <text:p text:style-name="P6">Empresa: Los Makeleles</text:p>
      <text:p text:style-name="P6"/>
      <text:p text:style-name="P6">Número de trabajadores: 4</text:p>
      <text:p text:style-name="P6"/>
      <text:p text:style-name="P6">Actividad: Creación y Desarrollo de Aplicaciones Web</text:p>
      <text:p text:style-name="P1"/>
      <text:p text:style-name="P1"/>
      <text:p text:style-name="P1"/>
      <text:p text:style-name="P1"/>
      <text:p text:style-name="P1">ANÁLISIS PREVIO DE PRÁCTICAS DEL SECTOR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1:22:02.461444244</meta:creation-date>
    <dc:date>2021-11-05T13:44:03.874091748</dc:date>
    <meta:editing-duration>PT6H35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91" meta:character-count="610" meta:non-whitespace-character-count="528"/>
  </office:meta>
</office:document-meta>
</file>